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google.co.jp/search?lr=lang_ja&amp;hl=ja&amp;tbs=lr%3Alang_1ja&amp;source=hp&amp;q=uwsc%20スクリプト" xlink:type="simple">https://www.google.co.jp/search?lr=lang_ja&amp;hl=ja&amp;tbs=lr%3Alang_1ja&amp;source=hp&amp;q=uwsc%20%E3%82%B9%E3%82%AF%E3%83%AA%E3%83%97%E3%83%88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uwsc.s1007.xrea.com/script/function/" xlink:type="simple">http://uwsc.s1007.xrea.com/script/function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gt-48.blogspot.com/2020/09/uwsc.html" xlink:type="simple">https://bgt-48.blogspot.com/2020/09/uwsc.html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jitekineko.com/tips-uwsc-other-file-common-class-useful/" xlink:type="simple">https://jitekineko.com/tips-uwsc-other-file-common-class-usefu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tech.yayoi-kk.co.jp/entry/2018/12/21/100128" xlink:type="simple">https://tech.yayoi-kk.co.jp/entry/2018/12/21/100128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google.co.jp/search?q=uwsc+マクロ&amp;lr=lang_ja&amp;hl=ja&amp;biw=1217&amp;bih=761&amp;tbs=lr%3Alang_1ja&amp;sxsrf=ALeKk03JG0w4U5YO9lP6PRnHGCxBYVXMCQ%3A1628845688981&amp;ei=eDYWYeH-Oo6D0wSqmKeICw&amp;oq=uwsc+マクロ&amp;gs_lcp=Cgdnd3Mtd2l6EANKBAhBGABQAFgAYH5oAHAAeACAAQCIAQCSAQCYAQA&amp;sclient=gws-wiz&amp;ved=0ahUKEwjhmr2F063yAhWOwZQKHSrMCbE4ChDh1QMIDg&amp;uact=5" xlink:type="simple">https://www.google.co.jp/search?q=uwsc+%E3%83%9E%E3%82%AF%E3%83%AD&amp;lr=lang_ja&amp;hl=ja&amp;biw=1217&amp;bih=761&amp;tbs=lr%3Alang_1ja&amp;sxsrf=ALeKk03JG0w4U5YO9lP6PRnHGCxBYVXMCQ%3A1628845688981&amp;ei=eDYWYeH-Oo6D0wSqmKeICw&amp;oq=uwsc+%E3%83%9E%E3%82%AF%E3%83%AD&amp;gs_lcp=Cgdnd3Mtd2l6EANKBAhBGABQAFgAYH5oAHAAeACAAQCIAQCSAQCYAQA&amp;sclient=gws-wiz&amp;ved=0ahUKEwjhmr2F063yAhWOwZQKHSrMCbE4ChDh1QMIDg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uwsc+テスト自動化&amp;lr=lang_ja&amp;hl=ja&amp;biw=1217&amp;bih=761&amp;tbs=lr%3Alang_1ja&amp;sxsrf=ALeKk02PnuoHrCZdkzpTS6eOVuhnv3RPPw%3A1628845817211&amp;ei=-TYWYZ6xDImK0wTeq7zoBQ&amp;oq=uwsc+試験自動化&amp;gs_lcp=Cgdnd3Mtd2l6EAEYADIICAAQsAMQzQIyCAgAELADEM0CSgQIQRgBUABYAGDhRWgBcAB4AIABkgGIAZIBkgEDMC4xmAEAyAECwAEB&amp;sclient=gws-wiz" xlink:type="simple">https://www.google.co.jp/search?q=uwsc+%E3%83%86%E3%82%B9%E3%83%88%E8%87%AA%E5%8B%95%E5%8C%96&amp;lr=lang_ja&amp;hl=ja&amp;biw=1217&amp;bih=761&amp;tbs=lr%3Alang_1ja&amp;sxsrf=ALeKk02PnuoHrCZdkzpTS6eOVuhnv3RPPw%3A1628845817211&amp;ei=-TYWYZ6xDImK0wTeq7zoBQ&amp;oq=uwsc+%E8%A9%A6%E9%A8%93%E8%87%AA%E5%8B%95%E5%8C%96&amp;gs_lcp=Cgdnd3Mtd2l6EAEYADIICAAQsAMQzQIyCAgAELADEM0CSgQIQRgBUABYAGDhRWgBcAB4AIABkgGIAZIBkgEDMC4xmAEAyAECwAEB&amp;sclient=gws-wiz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8:02:09.303644022</meta:creation-date>
    <meta:generator>LibreOffice/7.1.5.2$MacOSX_X86_64 LibreOffice_project/85f04e9f809797b8199d13c421bd8a2b025d52b5</meta:generator>
    <dc:date>2021-08-13T18:10:36.214551982</dc:date>
    <meta:editing-duration>PT8M25S</meta:editing-duration>
    <meta:editing-cycles>6</meta:editing-cycles>
    <meta:document-statistic meta:table-count="1" meta:cell-count="7" meta:object-count="0"/>
  </office:meta>
</office:document-meta>
</file>